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14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.495cm" svg:height="17.395cm" svg:x="2.27cm" svg:y="2.27cm">
          <draw:text-box>
            <text:p>Development Schedule</text:p>
            <text:p/>
            <text:p>Modules:</text:p>
            <text:p>Stock – status:creating tes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0-11-17T11:09:25.75</dc:date>
    <dc:creator>Jasper Tomas</dc:creator>
    <meta:editing-duration>PT00H26M27S</meta:editing-duration>
    <meta:editing-cycles>25</meta:editing-cycles>
    <meta:generator>OpenOffice.org/3.2$Win32 OpenOffice.org_project/320m18$Build-9502</meta:generator>
    <meta:document-statistic meta:object-count="1"/>
  </office:meta>
</office:document-meta>
</file>